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9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prueba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3T22:37:05.492000000</dc:date>
    <meta:editing-duration>PT2M5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2.7.2$Windows_X86_64 LibreOffice_project/8d71d29d553c0f7dcbfa38fbfda25ee34cce99a2</meta:generator>
  </office:meta>
</office:document-meta>
</file>